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a1fc" officeooo:paragraph-rsid="0010a1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 1</text:p>
      <text:p text:style-name="P1">1.</text:p>
      <text:p text:style-name="P1">import java.util.Scanner;</text:p>
      <text:p text:style-name="P1"/>
      <text:p text:style-name="P1">public class Palindrome</text:p>
      <text:p text:style-name="P1">{</text:p>
      <text:p text:style-name="P1"><text:tab/>public static void main (String[] args)</text:p>
      <text:p text:style-name="P1"><text:tab/>{</text:p>
      <text:p text:style-name="P1"><text:tab/><text:tab/>Scanner sc = new Scanner (System.in);</text:p>
      <text:p text:style-name="P1"><text:tab/><text:tab/>System.out.println("Enter word:");</text:p>
      <text:p text:style-name="P1"><text:tab/><text:tab/>String str = sc.nextLine();</text:p>
      <text:p text:style-name="P1"><text:tab/><text:tab/>str = str.toLowerCase();</text:p>
      <text:p text:style-name="P1"><text:tab/><text:tab/>int i = 0, n = str.length();</text:p>
      <text:p text:style-name="P1"><text:tab/><text:tab/>int j = n-1;</text:p>
      <text:p text:style-name="P1"><text:tab/><text:tab/>for(i = 0; i &lt; n/2; i++)</text:p>
      <text:p text:style-name="P1"><text:tab/><text:tab/>{</text:p>
      <text:p text:style-name="P1"><text:tab/><text:tab/><text:tab/>if(str.charAt(i) != str.charAt(j))</text:p>
      <text:p text:style-name="P1"><text:tab/><text:tab/><text:tab/>{</text:p>
      <text:p text:style-name="P1"><text:tab/><text:tab/><text:tab/><text:tab/>System.out.println("Not a palindrome!\n");</text:p>
      <text:p text:style-name="P1"><text:tab/><text:tab/><text:tab/><text:tab/>return;</text:p>
      <text:p text:style-name="P1"><text:tab/><text:tab/><text:tab/>}</text:p>
      <text:p text:style-name="P1"><text:tab/><text:tab/><text:tab/>j--;</text:p>
      <text:p text:style-name="P1"><text:tab/><text:tab/>}</text:p>
      <text:p text:style-name="P1"><text:tab/><text:tab/>System.out.println("It is a palindrome.\n");</text:p>
      <text:p text:style-name="P1"><text:tab/>}</text:p>
      <text:p text:style-name="P1">}</text:p>
      <text:p text:style-name="P1">2.</text:p>
      <text:p text:style-name="P1">import java.util.Scanner;</text:p>
      <text:p text:style-name="P1"/>
      <text:p text:style-name="P1">public class MatrixMul</text:p>
      <text:p text:style-name="P1">{</text:p>
      <text:p text:style-name="P1"><text:tab/>public static void main(String[] args)</text:p>
      <text:p text:style-name="P1"/>
      <text:p text:style-name="P1"><text:tab/>{</text:p>
      <text:p text:style-name="P1"><text:tab/><text:tab/>Scanner sc = new Scanner(System.in);<text:tab/><text:tab/></text:p>
      <text:p text:style-name="P1"><text:tab/><text:tab/>System.out.println("Enter order of 1st matrix:");</text:p>
      <text:p text:style-name="P1"><text:tab/><text:tab/>int m = sc.nextInt();</text:p>
      <text:p text:style-name="P1"><text:tab/><text:tab/>int n = sc.nextInt();</text:p>
      <text:p text:style-name="P1"><text:tab/><text:tab/>int[][] a = new int[m][n];</text:p>
      <text:p text:style-name="P1"><text:tab/><text:tab/>System.out.println("Enter order of 2nd matrix:");</text:p>
      <text:p text:style-name="P1"><text:tab/><text:tab/>int p = sc.nextInt();</text:p>
      <text:p text:style-name="P1"><text:tab/><text:tab/>int q = sc.nextInt();</text:p>
      <text:p text:style-name="P1"><text:tab/><text:tab/>int[][] b = new int[p][q];</text:p>
      <text:p text:style-name="P1"><text:tab/><text:tab/>System.out.println("Enter elements of 1st matrix:");</text:p>
      <text:p text:style-name="P1"><text:tab/><text:tab/>for(int i = 0; i &lt; m; i++)</text:p>
      <text:p text:style-name="P1"><text:tab/><text:tab/>{</text:p>
      <text:p text:style-name="P1"><text:tab/><text:tab/><text:tab/>for(int j = 0; j &lt; n; j++)</text:p>
      <text:p text:style-name="P1"><text:tab/><text:tab/><text:tab/>{</text:p>
      <text:p text:style-name="P1"><text:tab/><text:tab/><text:tab/><text:tab/>a[i][j] = sc.nextInt();</text:p>
      <text:p text:style-name="P1"><text:tab/><text:tab/><text:tab/>}</text:p>
      <text:p text:style-name="P1"><text:tab/><text:tab/>}</text:p>
      <text:p text:style-name="P1"><text:tab/><text:tab/>System.out.println("Enter elements of 2nd matrix:");</text:p>
      <text:p text:style-name="P1"><text:soft-page-break/><text:tab/><text:tab/>for(int i = 0; i &lt; p; i++)</text:p>
      <text:p text:style-name="P1"><text:tab/><text:tab/>{</text:p>
      <text:p text:style-name="P1"><text:tab/><text:tab/><text:tab/>for(int j = 0; j &lt; q; j++)</text:p>
      <text:p text:style-name="P1"><text:tab/><text:tab/><text:tab/>{</text:p>
      <text:p text:style-name="P1"><text:tab/><text:tab/><text:tab/><text:tab/>b[i][j] = sc.nextInt();</text:p>
      <text:p text:style-name="P1"><text:tab/><text:tab/><text:tab/>}</text:p>
      <text:p text:style-name="P1"><text:tab/><text:tab/>}</text:p>
      <text:p text:style-name="P1"><text:tab/><text:tab/>if(n == p)</text:p>
      <text:p text:style-name="P1"><text:tab/><text:tab/>{</text:p>
      <text:p text:style-name="P1"><text:tab/><text:tab/><text:tab/>int[][] c = new int[m][q];</text:p>
      <text:p text:style-name="P1"><text:tab/><text:tab/><text:tab/>for(int i = 0; i &lt; m; i++)</text:p>
      <text:p text:style-name="P1"><text:tab/><text:tab/><text:tab/>{</text:p>
      <text:p text:style-name="P1"><text:tab/><text:tab/><text:tab/><text:tab/>for(int j = 0; j &lt; q; j++)</text:p>
      <text:p text:style-name="P1"><text:tab/><text:tab/><text:tab/><text:tab/>{</text:p>
      <text:p text:style-name="P1"><text:tab/><text:tab/><text:tab/><text:tab/><text:tab/>c[i][j] = 0;</text:p>
      <text:p text:style-name="P1"><text:tab/><text:tab/><text:tab/><text:tab/><text:tab/>for(int k = 0; k &lt; n; k++)</text:p>
      <text:p text:style-name="P1"><text:tab/><text:tab/><text:tab/><text:tab/><text:tab/>{</text:p>
      <text:p text:style-name="P1"><text:tab/><text:tab/><text:tab/><text:tab/><text:tab/><text:tab/>c[i][j] += a[i][k] * b[k][j];</text:p>
      <text:p text:style-name="P1"><text:tab/><text:tab/><text:tab/><text:tab/><text:tab/>}</text:p>
      <text:p text:style-name="P1"><text:tab/><text:tab/><text:tab/><text:tab/>}</text:p>
      <text:p text:style-name="P1"><text:tab/><text:tab/><text:tab/>}</text:p>
      <text:p text:style-name="P1"><text:tab/> <text:s/><text:tab/><text:tab/>System.out.println("Multiplied matrix is:");</text:p>
      <text:p text:style-name="P1"><text:tab/><text:tab/><text:tab/>for(int i = 0; i &lt; m; i++)</text:p>
      <text:p text:style-name="P1"><text:tab/><text:tab/><text:tab/>{</text:p>
      <text:p text:style-name="P1"><text:tab/><text:tab/><text:tab/><text:tab/>for(int j = 0; j &lt; q; j++)</text:p>
      <text:p text:style-name="P1"><text:tab/><text:tab/><text:tab/><text:tab/>{</text:p>
      <text:p text:style-name="P1"><text:tab/><text:tab/><text:tab/><text:tab/><text:tab/>System.out.print(c[i][j]+" ");</text:p>
      <text:p text:style-name="P1"><text:tab/><text:tab/><text:tab/><text:tab/>}</text:p>
      <text:p text:style-name="P1"><text:tab/><text:tab/><text:tab/><text:tab/>System.out.println(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System.out.println("Multiplication not possible");</text:p>
      <text:p text:style-name="P1"><text:tab/><text:tab/>}</text:p>
      <text:p text:style-name="P1"/>
      <text:p text:style-name="P1"><text:tab/>}</text:p>
      <text:p text:style-name="P1">}</text:p>
      <text:p text:style-name="P1">3.</text:p>
      <text:p text:style-name="P1">import java.util.Scanner;</text:p>
      <text:p text:style-name="P1"/>
      <text:p text:style-name="P1">public class Transpose</text:p>
      <text:p text:style-name="P1">{</text:p>
      <text:p text:style-name="P1"><text:tab/>public static void main(String[] args)</text:p>
      <text:p text:style-name="P1"><text:tab/>{</text:p>
      <text:p text:style-name="P1"><text:tab/><text:tab/>Scanner sc = new Scanner(System.in);<text:tab/><text:tab/></text:p>
      <text:p text:style-name="P1"><text:tab/><text:tab/>System.out.println("Enter number of rows and columns:");</text:p>
      <text:p text:style-name="P1"><text:tab/><text:tab/>int m = sc.nextInt();</text:p>
      <text:p text:style-name="P1"><text:tab/><text:tab/>int n = sc.nextInt();</text:p>
      <text:p text:style-name="P1"><text:tab/><text:tab/>int[][] a = new int[m][n];</text:p>
      <text:p text:style-name="P1"><text:tab/><text:tab/>System.out.println("Enter elements:");</text:p>
      <text:p text:style-name="P1"><text:tab/><text:tab/>for(int i = 0; i &lt; m; i++)</text:p>
      <text:p text:style-name="P1"><text:soft-page-break/><text:tab/><text:tab/>{</text:p>
      <text:p text:style-name="P1"><text:tab/><text:tab/><text:tab/>for(int j = 0; j &lt; n; j++)</text:p>
      <text:p text:style-name="P1"><text:tab/><text:tab/><text:tab/>{</text:p>
      <text:p text:style-name="P1"><text:tab/><text:tab/><text:tab/><text:tab/>a[i][j] = sc.nextInt();</text:p>
      <text:p text:style-name="P1"><text:tab/><text:tab/><text:tab/>}</text:p>
      <text:p text:style-name="P1"><text:tab/><text:tab/>}</text:p>
      <text:p text:style-name="P1"><text:tab/><text:tab/>int[][] b = new int[n][m];</text:p>
      <text:p text:style-name="P1"><text:tab/><text:tab/>for(int i = 0; i &lt; n; i++)</text:p>
      <text:p text:style-name="P1"><text:tab/><text:tab/>{</text:p>
      <text:p text:style-name="P1"><text:tab/><text:tab/><text:tab/>for(int j = 0; j &lt; m; j++)</text:p>
      <text:p text:style-name="P1"><text:tab/><text:tab/><text:tab/>{</text:p>
      <text:p text:style-name="P1"><text:tab/><text:tab/><text:tab/><text:tab/>b[i][j] = a[j][i];</text:p>
      <text:p text:style-name="P1"><text:tab/><text:tab/><text:tab/>}</text:p>
      <text:p text:style-name="P1"><text:tab/><text:tab/>}</text:p>
      <text:p text:style-name="P1"><text:tab/><text:tab/>System.out.println("Transpose is:");</text:p>
      <text:p text:style-name="P1"><text:tab/><text:tab/>for(int i = 0; i &lt; n; i++)</text:p>
      <text:p text:style-name="P1"><text:tab/><text:tab/>{</text:p>
      <text:p text:style-name="P1"><text:tab/><text:tab/><text:tab/>for(int j = 0; j &lt; m; j++)</text:p>
      <text:p text:style-name="P1"><text:tab/><text:tab/><text:tab/>{</text:p>
      <text:p text:style-name="P1"><text:tab/><text:tab/><text:tab/><text:tab/>System.out.print(b[i][j]+" ");</text:p>
      <text:p text:style-name="P1"><text:tab/><text:tab/><text:tab/>}</text:p>
      <text:p text:style-name="P1"><text:tab/><text:tab/><text:tab/>System.out.println();</text:p>
      <text:p text:style-name="P1"><text:tab/><text:tab/>}</text:p>
      <text:p text:style-name="P1"><text:tab/>}</text:p>
      <text:p text:style-name="P1">}</text:p>
      <text:p text:style-name="P1">4.</text:p>
      <text:p text:style-name="P1">import java.util.Scanner;</text:p>
      <text:p text:style-name="P1"/>
      <text:p text:style-name="P1">public class SecondSmallest</text:p>
      <text:p text:style-name="P1">{</text:p>
      <text:p text:style-name="P1"><text:tab/>public static void main(String[] args)</text:p>
      <text:p text:style-name="P1"><text:tab/>{</text:p>
      <text:p text:style-name="P1"><text:tab/>Scanner sc = new Scanner(System.in);</text:p>
      <text:p text:style-name="P1"><text:tab/>System.out.println("Enter number of terms:");</text:p>
      <text:p text:style-name="P1"><text:tab/>int n = sc.nextInt();</text:p>
      <text:p text:style-name="P1"><text:tab/>int[] a = new int[n];</text:p>
      <text:p text:style-name="P1"><text:tab/>if(n &lt; 3)</text:p>
      <text:p text:style-name="P1"><text:tab/>{</text:p>
      <text:p text:style-name="P1"><text:tab/><text:tab/>System.out.println("Not possible.");</text:p>
      <text:p text:style-name="P1"><text:tab/><text:tab/>return;</text:p>
      <text:p text:style-name="P1"><text:tab/>}</text:p>
      <text:p text:style-name="P1"><text:tab/>System.out.println("Enter terms:");</text:p>
      <text:p text:style-name="P1"><text:tab/>for(int i = 0; i &lt; n; i++)</text:p>
      <text:p text:style-name="P1"><text:tab/>{</text:p>
      <text:p text:style-name="P1"><text:tab/><text:tab/>a[i] = sc.nextInt();</text:p>
      <text:p text:style-name="P1"><text:tab/>}</text:p>
      <text:p text:style-name="P1"><text:tab/>int smallest, secondSmall;</text:p>
      <text:p text:style-name="P1"><text:tab/>if(a[0] &lt; a[1])</text:p>
      <text:p text:style-name="P1"><text:tab/>{</text:p>
      <text:p text:style-name="P1"><text:tab/><text:tab/>smallest = a[0];</text:p>
      <text:p text:style-name="P1"><text:tab/><text:tab/>secondSmall = a[1];</text:p>
      <text:p text:style-name="P1"><text:tab/>}</text:p>
      <text:p text:style-name="P1"><text:soft-page-break/><text:tab/>else</text:p>
      <text:p text:style-name="P1"><text:tab/>{</text:p>
      <text:p text:style-name="P1"><text:tab/><text:tab/>smallest = a[1];</text:p>
      <text:p text:style-name="P1"><text:tab/><text:tab/>secondSmall = a[0];</text:p>
      <text:p text:style-name="P1"><text:tab/>}</text:p>
      <text:p text:style-name="P1"><text:tab/>for(int i = 2; i &lt;a.length; i++)</text:p>
      <text:p text:style-name="P1"><text:tab/>{</text:p>
      <text:p text:style-name="P1"><text:tab/><text:tab/>if(a[i] &lt; smallest)</text:p>
      <text:p text:style-name="P1"><text:tab/><text:tab/>{</text:p>
      <text:p text:style-name="P1"><text:tab/><text:tab/><text:tab/>secondSmall = smallest;</text:p>
      <text:p text:style-name="P1"><text:tab/><text:tab/><text:tab/>smallest = a[i];</text:p>
      <text:p text:style-name="P1"><text:tab/><text:tab/>}</text:p>
      <text:p text:style-name="P1"><text:tab/><text:tab/>else if(a[i] &lt; secondSmall)</text:p>
      <text:p text:style-name="P1"><text:tab/><text:tab/>{</text:p>
      <text:p text:style-name="P1"><text:tab/><text:tab/><text:tab/>secondSmall = a[i];</text:p>
      <text:p text:style-name="P1"><text:tab/><text:tab/>}</text:p>
      <text:p text:style-name="P1"><text:tab/>}</text:p>
      <text:p text:style-name="P1"><text:tab/>System.out.println("Second smallest is " + secondSmall);</text:p>
      <text:p text:style-name="P1"><text:tab/>}</text:p>
      <text:p text:style-name="P1">}</text:p>
      <text:p text:style-name="P1">5.</text:p>
      <text:p text:style-name="P1">import java.util.Scanner;</text:p>
      <text:p text:style-name="P1"/>
      <text:p text:style-name="P1">public class Prime</text:p>
      <text:p text:style-name="P1">{</text:p>
      <text:p text:style-name="P1"><text:tab/>public static void main(String[] args)</text:p>
      <text:p text:style-name="P1"><text:tab/>{</text:p>
      <text:p text:style-name="P1"><text:tab/>Scanner sc = new Scanner(System.in);</text:p>
      <text:p text:style-name="P1"><text:tab/>System.out.println("Enter number:");</text:p>
      <text:p text:style-name="P1"><text:tab/>int n = sc.nextInt();</text:p>
      <text:p text:style-name="P1"><text:tab/>if(n == 1)</text:p>
      <text:p text:style-name="P1"><text:tab/>{</text:p>
      <text:p text:style-name="P1"><text:tab/><text:tab/>System.out.println("Neither prime nor composite");</text:p>
      <text:p text:style-name="P1"><text:tab/>}</text:p>
      <text:p text:style-name="P1"><text:tab/>else if(n == 2)</text:p>
      <text:p text:style-name="P1"><text:tab/>{</text:p>
      <text:p text:style-name="P1"><text:tab/><text:tab/>System.out.println("Prime");</text:p>
      <text:p text:style-name="P1"><text:tab/>}</text:p>
      <text:p text:style-name="P1"><text:tab/>else</text:p>
      <text:p text:style-name="P1"><text:tab/>{</text:p>
      <text:p text:style-name="P1"><text:tab/><text:tab/>int i = 2;</text:p>
      <text:p text:style-name="P1"><text:tab/><text:tab/>int flag = 0;</text:p>
      <text:p text:style-name="P1"><text:tab/><text:tab/>while(i &lt;= n/2)</text:p>
      <text:p text:style-name="P1"><text:tab/><text:tab/>{</text:p>
      <text:p text:style-name="P1"><text:tab/><text:tab/><text:tab/>if(n % i == 0)</text:p>
      <text:p text:style-name="P1"><text:tab/><text:tab/><text:tab/>{</text:p>
      <text:p text:style-name="P1"><text:tab/><text:tab/><text:tab/><text:tab/>flag = 1;</text:p>
      <text:p text:style-name="P1"><text:tab/><text:tab/><text:tab/><text:tab/>break;</text:p>
      <text:p text:style-name="P1"><text:tab/><text:tab/><text:tab/>}</text:p>
      <text:p text:style-name="P1"><text:tab/><text:tab/><text:tab/>i++;</text:p>
      <text:p text:style-name="P1"><text:tab/><text:tab/>}</text:p>
      <text:p text:style-name="P1"><text:tab/><text:tab/>if(flag == 1)</text:p>
      <text:p text:style-name="P1"><text:soft-page-break/><text:tab/><text:tab/>{</text:p>
      <text:p text:style-name="P1"><text:tab/><text:tab/><text:tab/>System.out.println("Not prime"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System.out.println("Prime");</text:p>
      <text:p text:style-name="P1"><text:tab/><text:tab/>}</text:p>
      <text:p text:style-name="P1"><text:tab/>}</text:p>
      <text:p text:style-name="P1"><text:tab/>}</text:p>
      <text:p text:style-name="P1">}</text:p>
      <text:p text:style-name="P1">6.</text:p>
      <text:p text:style-name="P1">import java.util.Scanner;</text:p>
      <text:p text:style-name="P1"/>
      <text:p text:style-name="P1">public class Bitwise</text:p>
      <text:p text:style-name="P1">{</text:p>
      <text:p text:style-name="P1"><text:tab/>public static void main(String[] args)</text:p>
      <text:p text:style-name="P1"><text:tab/>{</text:p>
      <text:p text:style-name="P1"><text:tab/>Scanner sc = new Scanner(System.in);</text:p>
      <text:p text:style-name="P1"><text:tab/>System.out.println("Enter two numbers:");</text:p>
      <text:p text:style-name="P1"><text:tab/>int a = sc.nextInt();</text:p>
      <text:p text:style-name="P1"><text:tab/>int b = sc.nextInt();</text:p>
      <text:p text:style-name="P1"/>
      <text:p text:style-name="P1"><text:tab/>System.out.println("Perform\n1. Bitwise AND\n2. Bitwise OR\n3. Bitwise NOT\n4. XNOR\n5. left shift\n6. right shift");</text:p>
      <text:p text:style-name="P1"><text:tab/>int choice = sc.nextInt();</text:p>
      <text:p text:style-name="P1"><text:tab/>System.out.println("Output:");</text:p>
      <text:p text:style-name="P1"><text:tab/>switch(choice)</text:p>
      <text:p text:style-name="P1"><text:tab/>{</text:p>
      <text:p text:style-name="P1"><text:tab/><text:tab/>case 1:</text:p>
      <text:p text:style-name="P1"><text:tab/><text:tab/>System.out.println(a&amp;b);</text:p>
      <text:p text:style-name="P1"><text:tab/><text:tab/>break;</text:p>
      <text:p text:style-name="P1"><text:tab/><text:tab/>case 2:</text:p>
      <text:p text:style-name="P1"><text:tab/><text:tab/>System.out.println(a|b);</text:p>
      <text:p text:style-name="P1"><text:tab/><text:tab/>break;</text:p>
      <text:p text:style-name="P1"><text:tab/><text:tab/>case 3:</text:p>
      <text:p text:style-name="P1"><text:tab/><text:tab/>System.out.println(~a +" and "+ ~b);</text:p>
      <text:p text:style-name="P1"><text:tab/><text:tab/>break;</text:p>
      <text:p text:style-name="P1"><text:tab/><text:tab/>case 4:</text:p>
      <text:p text:style-name="P1"><text:tab/><text:tab/>System.out.println(a^b);</text:p>
      <text:p text:style-name="P1"><text:tab/><text:tab/>break;</text:p>
      <text:p text:style-name="P1"><text:tab/><text:tab/>case 5:</text:p>
      <text:p text:style-name="P1"><text:tab/><text:tab/>System.out.println("Shift by:");</text:p>
      <text:p text:style-name="P1"><text:tab/><text:tab/>int n = sc.nextInt();</text:p>
      <text:p text:style-name="P1"><text:tab/><text:tab/>System.out.println(a&lt;&lt;n);</text:p>
      <text:p text:style-name="P1"><text:tab/><text:tab/>System.out.println(b&lt;&lt;n);</text:p>
      <text:p text:style-name="P1"><text:tab/><text:tab/>break;</text:p>
      <text:p text:style-name="P1"><text:tab/><text:tab/>case 6:</text:p>
      <text:p text:style-name="P1"><text:tab/><text:tab/>System.out.println("Shift by:");</text:p>
      <text:p text:style-name="P1"><text:tab/><text:tab/>int m = sc.nextInt();</text:p>
      <text:p text:style-name="P1"><text:tab/><text:tab/>System.out.println(a&gt;&gt;m);</text:p>
      <text:p text:style-name="P1"><text:tab/><text:tab/>System.out.println(b&gt;&gt;m);</text:p>
      <text:p text:style-name="P1"><text:tab/><text:tab/>break;</text:p>
      <text:p text:style-name="P1"><text:soft-page-break/><text:tab/>}</text:p>
      <text:p text:style-name="P1"><text:tab/>}</text:p>
      <text:p text:style-name="P1">}</text:p>
      <text:p text:style-name="P1">7.</text:p>
      <text:p text:style-name="P1">import java.util.Scanner;</text:p>
      <text:p text:style-name="P1"/>
      <text:p text:style-name="P1">public class Quad</text:p>
      <text:p text:style-name="P1">{</text:p>
      <text:p text:style-name="P1"><text:tab/>public static void main(String[] args)</text:p>
      <text:p text:style-name="P1"><text:tab/>{</text:p>
      <text:p text:style-name="P1"><text:tab/>Scanner sc = new Scanner(System.in);</text:p>
      <text:p text:style-name="P1"><text:tab/>System.out.println("Enter coefficients:");</text:p>
      <text:p text:style-name="P1"><text:tab/>float a = sc.nextFloat();</text:p>
      <text:p text:style-name="P1"><text:tab/>float b = sc.nextFloat();</text:p>
      <text:p text:style-name="P1"><text:tab/>float c = sc.nextFloat();</text:p>
      <text:p text:style-name="P1"><text:tab/>float d = b*b - 4*a*c;</text:p>
      <text:p text:style-name="P1"><text:tab/>if(d &gt;= 0)</text:p>
      <text:p text:style-name="P1"><text:tab/>{</text:p>
      <text:p text:style-name="P1"><text:tab/><text:tab/>float x = (-b + (float)Math.sqrt(d))/(2*a);</text:p>
      <text:p text:style-name="P1"><text:tab/><text:tab/>float y = (-b - (float)Math.sqrt(d))/(2*a);</text:p>
      <text:p text:style-name="P1"><text:tab/><text:tab/>System.out.println("The roots are " + x + " and " + y);</text:p>
      <text:p text:style-name="P1"><text:tab/>}</text:p>
      <text:p text:style-name="P1"><text:tab/>else</text:p>
      <text:p text:style-name="P1"><text:tab/>{</text:p>
      <text:p text:style-name="P1"><text:tab/><text:tab/>float x = -b/(2*a);</text:p>
      <text:p text:style-name="P1"><text:tab/><text:tab/>float y = (float)Math.sqrt(-d)/(2*a);</text:p>
      <text:p text:style-name="P1"><text:tab/><text:tab/>System.out.println("The roots are " + x + "+i "+ y + " and " + x + "-i "+ y);</text:p>
      <text:p text:style-name="P1"><text:tab/>}</text:p>
      <text:p text:style-name="P1"><text:tab/>}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4T14:55:36.600037669</meta:creation-date>
    <dc:date>2023-10-04T14:59:56.161912404</dc:date>
    <meta:editing-duration>PT4M2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79" meta:word-count="765" meta:character-count="4993" meta:non-whitespace-character-count="4004"/>
  </office:meta>
</office:document-meta>
</file>